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8a18" officeooo:paragraph-rsid="00158a18"/>
    </style:style>
    <style:style style:name="P2" style:family="paragraph" style:parent-style-name="Standard">
      <style:text-properties officeooo:rsid="0017732f" officeooo:paragraph-rsid="0017732f"/>
    </style:style>
    <style:style style:name="P3" style:family="paragraph" style:parent-style-name="Standard">
      <style:text-properties officeooo:rsid="00192c6e" officeooo:paragraph-rsid="00192c6e"/>
    </style:style>
    <style:style style:name="P4" style:family="paragraph" style:parent-style-name="Standard">
      <style:text-properties officeooo:rsid="0019d84f" officeooo:paragraph-rsid="0019d84f"/>
    </style:style>
    <style:style style:name="P5" style:family="paragraph" style:parent-style-name="Standard">
      <style:text-properties officeooo:rsid="001a7c01" officeooo:paragraph-rsid="001a7c01"/>
    </style:style>
    <style:style style:name="P6" style:family="paragraph" style:parent-style-name="Standard">
      <style:text-properties officeooo:rsid="001ccb28" officeooo:paragraph-rsid="001ccb28"/>
    </style:style>
    <style:style style:name="P7" style:family="paragraph" style:parent-style-name="Standard">
      <style:text-properties officeooo:rsid="001de691" officeooo:paragraph-rsid="001de691"/>
    </style:style>
    <style:style style:name="P8" style:family="paragraph" style:parent-style-name="Standard">
      <style:text-properties officeooo:rsid="001fe789" officeooo:paragraph-rsid="001fe789"/>
    </style:style>
    <style:style style:name="P9" style:family="paragraph" style:parent-style-name="Standard">
      <style:text-properties officeooo:rsid="0022edc1" officeooo:paragraph-rsid="0022edc1"/>
    </style:style>
    <style:style style:name="P10" style:family="paragraph" style:parent-style-name="Standard">
      <style:text-properties officeooo:rsid="0024611b" officeooo:paragraph-rsid="0024611b"/>
    </style:style>
    <style:style style:name="P11" style:family="paragraph" style:parent-style-name="Standard">
      <style:text-properties officeooo:rsid="0026b199" officeooo:paragraph-rsid="0026b199"/>
    </style:style>
    <style:style style:name="P12" style:family="paragraph" style:parent-style-name="Standard">
      <style:text-properties officeooo:rsid="0027f2f4" officeooo:paragraph-rsid="0027f2f4"/>
    </style:style>
    <style:style style:name="P13" style:family="paragraph" style:parent-style-name="Standard">
      <style:text-properties officeooo:rsid="002802b8" officeooo:paragraph-rsid="002802b8"/>
    </style:style>
    <style:style style:name="P14" style:family="paragraph" style:parent-style-name="Standard">
      <style:text-properties officeooo:rsid="002b7076" officeooo:paragraph-rsid="002b7076"/>
    </style:style>
    <style:style style:name="P15" style:family="paragraph" style:parent-style-name="Standard">
      <style:text-properties officeooo:rsid="002dd4e2" officeooo:paragraph-rsid="002dd4e2"/>
    </style:style>
    <style:style style:name="P16" style:family="paragraph" style:parent-style-name="Standard">
      <style:text-properties officeooo:rsid="0030ed6d" officeooo:paragraph-rsid="0030ed6d"/>
    </style:style>
    <style:style style:name="P17" style:family="paragraph" style:parent-style-name="Standard">
      <style:text-properties officeooo:rsid="00330495" officeooo:paragraph-rsid="00330495"/>
    </style:style>
    <style:style style:name="P18" style:family="paragraph" style:parent-style-name="Standard">
      <style:text-properties officeooo:rsid="0035ffbd" officeooo:paragraph-rsid="0035ffbd"/>
    </style:style>
    <style:style style:name="P19" style:family="paragraph" style:parent-style-name="Standard">
      <style:text-properties officeooo:rsid="00388ba0" officeooo:paragraph-rsid="00388ba0"/>
    </style:style>
    <style:style style:name="P20" style:family="paragraph" style:parent-style-name="Standard">
      <style:text-properties officeooo:rsid="003974e5" officeooo:paragraph-rsid="003974e5"/>
    </style:style>
    <style:style style:name="P21" style:family="paragraph" style:parent-style-name="Standard">
      <style:text-properties officeooo:rsid="0039a403" officeooo:paragraph-rsid="0039a403"/>
    </style:style>
    <style:style style:name="P22" style:family="paragraph" style:parent-style-name="Standard">
      <style:text-properties officeooo:rsid="003f0539" officeooo:paragraph-rsid="003f0539"/>
    </style:style>
    <style:style style:name="P23" style:family="paragraph" style:parent-style-name="Standard">
      <style:text-properties officeooo:rsid="003f6026" officeooo:paragraph-rsid="003f6026"/>
    </style:style>
    <style:style style:name="P24" style:family="paragraph" style:parent-style-name="Standard">
      <style:text-properties officeooo:rsid="0040317e" officeooo:paragraph-rsid="0040317e"/>
    </style:style>
    <style:style style:name="P25" style:family="paragraph" style:parent-style-name="Standard">
      <style:text-properties officeooo:rsid="00425f6c" officeooo:paragraph-rsid="00425f6c"/>
    </style:style>
    <style:style style:name="P26" style:family="paragraph" style:parent-style-name="Standard">
      <style:text-properties officeooo:rsid="0043e275" officeooo:paragraph-rsid="0043e275"/>
    </style:style>
    <style:style style:name="P27" style:family="paragraph" style:parent-style-name="Standard">
      <style:text-properties officeooo:rsid="004722a8" officeooo:paragraph-rsid="004722a8"/>
    </style:style>
    <style:style style:name="P28" style:family="paragraph" style:parent-style-name="Standard">
      <style:text-properties officeooo:rsid="004cd27a" officeooo:paragraph-rsid="004cd27a"/>
    </style:style>
    <style:style style:name="P29" style:family="paragraph" style:parent-style-name="Standard">
      <style:text-properties officeooo:rsid="0050d38f" officeooo:paragraph-rsid="0050d38f"/>
    </style:style>
    <style:style style:name="P30" style:family="paragraph" style:parent-style-name="Standard">
      <style:text-properties officeooo:rsid="00584592" officeooo:paragraph-rsid="00584592"/>
    </style:style>
    <style:style style:name="P31" style:family="paragraph" style:parent-style-name="Standard">
      <style:text-properties officeooo:rsid="005db679" officeooo:paragraph-rsid="005db679"/>
    </style:style>
    <style:style style:name="P32" style:family="paragraph" style:parent-style-name="Heading_20_3">
      <style:text-properties officeooo:rsid="00706f83" officeooo:paragraph-rsid="00706f83"/>
    </style:style>
    <style:style style:name="P33" style:family="paragraph" style:parent-style-name="Standard">
      <style:text-properties officeooo:rsid="00706f83" officeooo:paragraph-rsid="00706f83"/>
    </style:style>
    <style:style style:name="P34" style:family="paragraph" style:parent-style-name="Standard">
      <style:text-properties officeooo:rsid="0061fe24" officeooo:paragraph-rsid="0061fe24"/>
    </style:style>
    <style:style style:name="P35" style:family="paragraph" style:parent-style-name="Standard">
      <style:text-properties officeooo:rsid="0068369d" officeooo:paragraph-rsid="0068369d"/>
    </style:style>
    <style:style style:name="P36" style:family="paragraph" style:parent-style-name="Standard">
      <style:text-properties officeooo:rsid="006a9113" officeooo:paragraph-rsid="006a9113"/>
    </style:style>
    <style:style style:name="P37" style:family="paragraph" style:parent-style-name="Standard">
      <style:text-properties officeooo:rsid="006c8f9f" officeooo:paragraph-rsid="006c8f9f"/>
    </style:style>
    <style:style style:name="P3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9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a94d2"/>
    </style:style>
    <style:style style:name="P40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1ad10"/>
    </style:style>
    <style:style style:name="P4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8628b"/>
    </style:style>
    <style:style style:name="P4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a69da"/>
    </style:style>
    <style:style style:name="P4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96aeb"/>
    </style:style>
    <style:style style:name="P44" style:family="paragraph" style:parent-style-name="Standard">
      <style:text-properties officeooo:rsid="0093ff8f" officeooo:paragraph-rsid="0093ff8f"/>
    </style:style>
    <style:style style:name="P45" style:family="paragraph" style:parent-style-name="Standard">
      <style:text-properties officeooo:rsid="0098c698" officeooo:paragraph-rsid="0098c698"/>
    </style:style>
    <style:style style:name="P46" style:family="paragraph" style:parent-style-name="Standard">
      <style:text-properties officeooo:rsid="0098c698" officeooo:paragraph-rsid="009c0682"/>
    </style:style>
    <style:style style:name="P47" style:family="paragraph" style:parent-style-name="Standard">
      <style:text-properties officeooo:rsid="00a340e9" officeooo:paragraph-rsid="00a340e9"/>
    </style:style>
    <style:style style:name="P48" style:family="paragraph" style:parent-style-name="Standard">
      <style:text-properties officeooo:rsid="00a429b7" officeooo:paragraph-rsid="00a429b7"/>
    </style:style>
    <style:style style:name="P49" style:family="paragraph" style:parent-style-name="Standard">
      <style:text-properties officeooo:rsid="00a82364" officeooo:paragraph-rsid="00a82364"/>
    </style:style>
    <style:style style:name="P50" style:family="paragraph" style:parent-style-name="Standard">
      <style:text-properties officeooo:rsid="009c0682" officeooo:paragraph-rsid="009c0682"/>
    </style:style>
    <style:style style:name="P51" style:family="paragraph" style:parent-style-name="Standard">
      <style:text-properties officeooo:rsid="00aa1774" officeooo:paragraph-rsid="00aa1774"/>
    </style:style>
    <style:style style:name="P52" style:family="paragraph" style:parent-style-name="Standard">
      <style:text-properties officeooo:rsid="00af1742" officeooo:paragraph-rsid="00af1742"/>
    </style:style>
    <style:style style:name="P53" style:family="paragraph" style:parent-style-name="Standard">
      <style:text-properties officeooo:rsid="00b02dab" officeooo:paragraph-rsid="00b02dab"/>
    </style:style>
    <style:style style:name="P54" style:family="paragraph" style:parent-style-name="Standard">
      <style:text-properties officeooo:rsid="00b9bcf8" officeooo:paragraph-rsid="00b9bcf8"/>
    </style:style>
    <style:style style:name="P55" style:family="paragraph" style:parent-style-name="Standard">
      <style:text-properties officeooo:rsid="00c3ed0c" officeooo:paragraph-rsid="00c3ed0c"/>
    </style:style>
    <style:style style:name="P56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fo:background-color="#282c34"/>
    </style:style>
    <style:style style:name="P57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officeooo:paragraph-rsid="00cc1c75" fo:background-color="#282c34"/>
    </style:style>
    <style:style style:name="P58" style:family="paragraph" style:parent-style-name="Standard">
      <style:text-properties officeooo:paragraph-rsid="00c3ed0c"/>
    </style:style>
    <style:style style:name="P59" style:family="paragraph" style:parent-style-name="Standard">
      <style:text-properties officeooo:rsid="00c75925" officeooo:paragraph-rsid="00c75925"/>
    </style:style>
    <style:style style:name="P60" style:family="paragraph" style:parent-style-name="Standard">
      <style:text-properties officeooo:paragraph-rsid="00b9bcf8"/>
    </style:style>
    <style:style style:name="P61" style:family="paragraph" style:parent-style-name="Standard">
      <style:text-properties officeooo:rsid="00c93550" officeooo:paragraph-rsid="00c93550"/>
    </style:style>
    <style:style style:name="P62" style:family="paragraph" style:parent-style-name="Standard">
      <style:text-properties officeooo:paragraph-rsid="00c93550"/>
    </style:style>
    <style:style style:name="P63" style:family="paragraph" style:parent-style-name="Standard">
      <style:text-properties officeooo:rsid="00cc1c75" officeooo:paragraph-rsid="00c93550"/>
    </style:style>
    <style:style style:name="P64" style:family="paragraph" style:parent-style-name="Standard">
      <style:text-properties officeooo:rsid="00cc1c75" officeooo:paragraph-rsid="00cc1c75"/>
    </style:style>
    <style:style style:name="P65" style:family="paragraph" style:parent-style-name="Standard">
      <style:text-properties officeooo:rsid="00d5e266" officeooo:paragraph-rsid="00d5e266"/>
    </style:style>
    <style:style style:name="P66" style:family="paragraph" style:parent-style-name="Standard">
      <style:text-properties officeooo:rsid="00d6494d" officeooo:paragraph-rsid="00d6494d"/>
    </style:style>
    <style:style style:name="P67" style:family="paragraph" style:parent-style-name="Standard">
      <style:text-properties officeooo:rsid="00dd0730" officeooo:paragraph-rsid="00dd0730"/>
    </style:style>
    <style:style style:name="P68" style:family="paragraph" style:parent-style-name="Standard">
      <style:text-properties officeooo:rsid="00e3690e" officeooo:paragraph-rsid="00e3690e"/>
    </style:style>
    <style:style style:name="P69" style:family="paragraph" style:parent-style-name="Standard">
      <style:text-properties officeooo:rsid="00ec12ce" officeooo:paragraph-rsid="00ec12ce"/>
    </style:style>
    <style:style style:name="P70" style:family="paragraph" style:parent-style-name="Preformatted_20_Text" style:list-style-name="L1"/>
    <style:style style:name="P71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72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73" style:family="paragraph" style:parent-style-name="Preformatted_20_Text" style:list-style-name="L1">
      <style:paragraph-properties style:writing-mode="lr-tb"/>
    </style:style>
    <style:style style:name="P74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75" style:family="paragraph" style:parent-style-name="Standard">
      <style:text-properties officeooo:rsid="00f060ba" officeooo:paragraph-rsid="00f060ba"/>
    </style:style>
    <style:style style:name="P76" style:family="paragraph" style:parent-style-name="Standard">
      <style:text-properties officeooo:rsid="00f36e87" officeooo:paragraph-rsid="00f36e87"/>
    </style:style>
    <style:style style:name="P77" style:family="paragraph" style:parent-style-name="Text_20_body" style:list-style-name="L1"/>
    <style:style style:name="P78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7732f"/>
    </style:style>
    <style:style style:name="T2" style:family="text">
      <style:text-properties officeooo:rsid="0017ef35"/>
    </style:style>
    <style:style style:name="T3" style:family="text">
      <style:text-properties officeooo:rsid="00192c6e"/>
    </style:style>
    <style:style style:name="T4" style:family="text">
      <style:text-properties officeooo:rsid="0019d84f"/>
    </style:style>
    <style:style style:name="T5" style:family="text">
      <style:text-properties officeooo:rsid="001a7c01"/>
    </style:style>
    <style:style style:name="T6" style:family="text">
      <style:text-properties officeooo:rsid="001b81bd"/>
    </style:style>
    <style:style style:name="T7" style:family="text">
      <style:text-properties officeooo:rsid="001ccb28"/>
    </style:style>
    <style:style style:name="T8" style:family="text">
      <style:text-properties officeooo:rsid="001f05b0"/>
    </style:style>
    <style:style style:name="T9" style:family="text">
      <style:text-properties officeooo:rsid="00218425"/>
    </style:style>
    <style:style style:name="T10" style:family="text">
      <style:text-properties officeooo:rsid="0022edc1"/>
    </style:style>
    <style:style style:name="T11" style:family="text">
      <style:text-properties officeooo:rsid="0023808e"/>
    </style:style>
    <style:style style:name="T12" style:family="text">
      <style:text-properties officeooo:rsid="0024611b"/>
    </style:style>
    <style:style style:name="T13" style:family="text">
      <style:text-properties officeooo:rsid="00247b33"/>
    </style:style>
    <style:style style:name="T14" style:family="text">
      <style:text-properties officeooo:rsid="00257f2a"/>
    </style:style>
    <style:style style:name="T15" style:family="text">
      <style:text-properties officeooo:rsid="0027f2f4"/>
    </style:style>
    <style:style style:name="T16" style:family="text">
      <style:text-properties officeooo:rsid="002802b8"/>
    </style:style>
    <style:style style:name="T17" style:family="text">
      <style:text-properties officeooo:rsid="0029a3fc"/>
    </style:style>
    <style:style style:name="T18" style:family="text">
      <style:text-properties officeooo:rsid="002ced4b"/>
    </style:style>
    <style:style style:name="T19" style:family="text">
      <style:text-properties officeooo:rsid="002dd4e2"/>
    </style:style>
    <style:style style:name="T20" style:family="text">
      <style:text-properties officeooo:rsid="002f9801"/>
    </style:style>
    <style:style style:name="T21" style:family="text">
      <style:text-properties officeooo:rsid="0032ab30"/>
    </style:style>
    <style:style style:name="T22" style:family="text">
      <style:text-properties officeooo:rsid="00330495"/>
    </style:style>
    <style:style style:name="T23" style:family="text">
      <style:text-properties officeooo:rsid="00345bcf"/>
    </style:style>
    <style:style style:name="T24" style:family="text">
      <style:text-properties officeooo:rsid="00374ae3"/>
    </style:style>
    <style:style style:name="T25" style:family="text">
      <style:text-properties officeooo:rsid="003974e5"/>
    </style:style>
    <style:style style:name="T26" style:family="text">
      <style:text-properties officeooo:rsid="003b798a"/>
    </style:style>
    <style:style style:name="T27" style:family="text">
      <style:text-properties officeooo:rsid="003d6892"/>
    </style:style>
    <style:style style:name="T28" style:family="text">
      <style:text-properties officeooo:rsid="003e60f9"/>
    </style:style>
    <style:style style:name="T29" style:family="text">
      <style:text-properties officeooo:rsid="00410d0d"/>
    </style:style>
    <style:style style:name="T30" style:family="text">
      <style:text-properties officeooo:rsid="00414b90"/>
    </style:style>
    <style:style style:name="T31" style:family="text">
      <style:text-properties officeooo:rsid="0045285d"/>
    </style:style>
    <style:style style:name="T32" style:family="text">
      <style:text-properties officeooo:rsid="004722a8"/>
    </style:style>
    <style:style style:name="T33" style:family="text">
      <style:text-properties officeooo:rsid="004908c8"/>
    </style:style>
    <style:style style:name="T34" style:family="text">
      <style:text-properties officeooo:rsid="004afca6"/>
    </style:style>
    <style:style style:name="T35" style:family="text">
      <style:text-properties officeooo:rsid="004b6868"/>
    </style:style>
    <style:style style:name="T36" style:family="text">
      <style:text-properties officeooo:rsid="004d301a"/>
    </style:style>
    <style:style style:name="T37" style:family="text">
      <style:text-properties officeooo:rsid="004ef5bb"/>
    </style:style>
    <style:style style:name="T38" style:family="text">
      <style:text-properties officeooo:rsid="00500595"/>
    </style:style>
    <style:style style:name="T39" style:family="text">
      <style:text-properties officeooo:rsid="00510e7f"/>
    </style:style>
    <style:style style:name="T40" style:family="text">
      <style:text-properties officeooo:rsid="00522eaa"/>
    </style:style>
    <style:style style:name="T41" style:family="text">
      <style:text-properties officeooo:rsid="0054af5e"/>
    </style:style>
    <style:style style:name="T42" style:family="text">
      <style:text-properties officeooo:rsid="00562205"/>
    </style:style>
    <style:style style:name="T43" style:family="text">
      <style:text-properties officeooo:rsid="00562623"/>
    </style:style>
    <style:style style:name="T44" style:family="text">
      <style:text-properties officeooo:rsid="0057a2ee"/>
    </style:style>
    <style:style style:name="T45" style:family="text">
      <style:text-properties officeooo:rsid="00597ef9"/>
    </style:style>
    <style:style style:name="T46" style:family="text">
      <style:text-properties officeooo:rsid="0059ba1a"/>
    </style:style>
    <style:style style:name="T47" style:family="text">
      <style:text-properties officeooo:rsid="005b1b6b"/>
    </style:style>
    <style:style style:name="T48" style:family="text">
      <style:text-properties officeooo:rsid="005cbbce"/>
    </style:style>
    <style:style style:name="T49" style:family="text">
      <style:text-properties officeooo:rsid="005f2a1a"/>
    </style:style>
    <style:style style:name="T50" style:family="text">
      <style:text-properties officeooo:rsid="005ff38f"/>
    </style:style>
    <style:style style:name="T51" style:family="text">
      <style:text-properties officeooo:rsid="006112be"/>
    </style:style>
    <style:style style:name="T52" style:family="text">
      <style:text-properties officeooo:rsid="0065172a"/>
    </style:style>
    <style:style style:name="T53" style:family="text">
      <style:text-properties officeooo:rsid="0066b0b6"/>
    </style:style>
    <style:style style:name="T54" style:family="text">
      <style:text-properties officeooo:rsid="0066fc46"/>
    </style:style>
    <style:style style:name="T55" style:family="text">
      <style:text-properties officeooo:rsid="006a9113"/>
    </style:style>
    <style:style style:name="T56" style:family="text">
      <style:text-properties officeooo:rsid="006e8036"/>
    </style:style>
    <style:style style:name="T57" style:family="text">
      <style:text-properties officeooo:rsid="00706f83"/>
    </style:style>
    <style:style style:name="T58" style:family="text">
      <style:text-properties officeooo:rsid="0071f858"/>
    </style:style>
    <style:style style:name="T59" style:family="text">
      <style:text-properties officeooo:rsid="0078590b"/>
    </style:style>
    <style:style style:name="T60" style:family="text">
      <style:text-properties officeooo:rsid="007a94d2"/>
    </style:style>
    <style:style style:name="T61" style:family="text">
      <style:text-properties officeooo:rsid="007b4633"/>
    </style:style>
    <style:style style:name="T62" style:family="text">
      <style:text-properties officeooo:rsid="007cd584"/>
    </style:style>
    <style:style style:name="T63" style:family="text">
      <style:text-properties officeooo:rsid="007cf481"/>
    </style:style>
    <style:style style:name="T64" style:family="text">
      <style:text-properties officeooo:rsid="007e5f43"/>
    </style:style>
    <style:style style:name="T65" style:family="text">
      <style:text-properties officeooo:rsid="0081ad10"/>
    </style:style>
    <style:style style:name="T66" style:family="text">
      <style:text-properties officeooo:rsid="0084459a"/>
    </style:style>
    <style:style style:name="T67" style:family="text">
      <style:text-properties officeooo:rsid="008554a1"/>
    </style:style>
    <style:style style:name="T68" style:family="text">
      <style:text-properties officeooo:rsid="0086f0f1"/>
    </style:style>
    <style:style style:name="T69" style:family="text">
      <style:text-properties officeooo:rsid="0088628b"/>
    </style:style>
    <style:style style:name="T70" style:family="text">
      <style:text-properties officeooo:rsid="00887a55"/>
    </style:style>
    <style:style style:name="T71" style:family="text">
      <style:text-properties officeooo:rsid="00888e52"/>
    </style:style>
    <style:style style:name="T72" style:family="text">
      <style:text-properties officeooo:rsid="008a69da"/>
    </style:style>
    <style:style style:name="T73" style:family="text">
      <style:text-properties officeooo:rsid="008b067a"/>
    </style:style>
    <style:style style:name="T74" style:family="text">
      <style:text-properties officeooo:rsid="008b9263"/>
    </style:style>
    <style:style style:name="T75" style:family="text">
      <style:text-properties officeooo:rsid="008d399a"/>
    </style:style>
    <style:style style:name="T76" style:family="text">
      <style:text-properties officeooo:rsid="008eaa7e"/>
    </style:style>
    <style:style style:name="T77" style:family="text">
      <style:text-properties officeooo:rsid="008f8c9d"/>
    </style:style>
    <style:style style:name="T78" style:family="text">
      <style:text-properties officeooo:rsid="00943834"/>
    </style:style>
    <style:style style:name="T79" style:family="text">
      <style:text-properties officeooo:rsid="0094520a"/>
    </style:style>
    <style:style style:name="T80" style:family="text">
      <style:text-properties officeooo:rsid="00960c59"/>
    </style:style>
    <style:style style:name="T81" style:family="text">
      <style:text-properties officeooo:rsid="00976bb2"/>
    </style:style>
    <style:style style:name="T82" style:family="text">
      <style:text-properties officeooo:rsid="009aa979"/>
    </style:style>
    <style:style style:name="T83" style:family="text">
      <style:text-properties officeooo:rsid="009c0682"/>
    </style:style>
    <style:style style:name="T84" style:family="text">
      <style:text-properties officeooo:rsid="009da355"/>
    </style:style>
    <style:style style:name="T85" style:family="text">
      <style:text-properties officeooo:rsid="009e04c7"/>
    </style:style>
    <style:style style:name="T86" style:family="text">
      <style:text-properties officeooo:rsid="009f1294"/>
    </style:style>
    <style:style style:name="T87" style:family="text">
      <style:text-properties officeooo:rsid="00a0af5e"/>
    </style:style>
    <style:style style:name="T88" style:family="text">
      <style:text-properties officeooo:rsid="00a35e71"/>
    </style:style>
    <style:style style:name="T89" style:family="text">
      <style:text-properties officeooo:rsid="00a730e8"/>
    </style:style>
    <style:style style:name="T90" style:family="text">
      <style:text-properties officeooo:rsid="00aa1774"/>
    </style:style>
    <style:style style:name="T91" style:family="text">
      <style:text-properties officeooo:rsid="00aaa075"/>
    </style:style>
    <style:style style:name="T92" style:family="text">
      <style:text-properties officeooo:rsid="00ab88d6"/>
    </style:style>
    <style:style style:name="T93" style:family="text">
      <style:text-properties officeooo:rsid="00ac2c7e"/>
    </style:style>
    <style:style style:name="T94" style:family="text">
      <style:text-properties officeooo:rsid="00adbb86"/>
    </style:style>
    <style:style style:name="T95" style:family="text">
      <style:text-properties officeooo:rsid="00af85c4"/>
    </style:style>
    <style:style style:name="T96" style:family="text">
      <style:text-properties officeooo:rsid="00afa21a"/>
    </style:style>
    <style:style style:name="T97" style:family="text">
      <style:text-properties officeooo:rsid="00b1dbe9"/>
    </style:style>
    <style:style style:name="T98" style:family="text">
      <style:text-properties officeooo:rsid="00b2a548"/>
    </style:style>
    <style:style style:name="T99" style:family="text">
      <style:text-properties officeooo:rsid="00b360ab"/>
    </style:style>
    <style:style style:name="T100" style:family="text">
      <style:text-properties officeooo:rsid="00b3e6cf"/>
    </style:style>
    <style:style style:name="T101" style:family="text">
      <style:text-properties officeooo:rsid="00b461b2"/>
    </style:style>
    <style:style style:name="T102" style:family="text">
      <style:text-properties officeooo:rsid="00b8c8b3"/>
    </style:style>
    <style:style style:name="T103" style:family="text">
      <style:text-properties officeooo:rsid="00bb1bec"/>
    </style:style>
    <style:style style:name="T104" style:family="text">
      <style:text-properties officeooo:rsid="00bb25e5"/>
    </style:style>
    <style:style style:name="T105" style:family="text">
      <style:text-properties officeooo:rsid="00bc3497"/>
    </style:style>
    <style:style style:name="T106" style:family="text">
      <style:text-properties officeooo:rsid="00be2660"/>
    </style:style>
    <style:style style:name="T107" style:family="text">
      <style:text-properties officeooo:rsid="00c14a00"/>
    </style:style>
    <style:style style:name="T108" style:family="text">
      <style:text-properties officeooo:rsid="00c1b335"/>
    </style:style>
    <style:style style:name="T109" style:family="text">
      <style:text-properties officeooo:rsid="00c24dd9"/>
    </style:style>
    <style:style style:name="T110" style:family="text">
      <style:text-properties officeooo:rsid="00c27fb7"/>
    </style:style>
    <style:style style:name="T111" style:family="text">
      <style:text-properties officeooo:rsid="00c4b649"/>
    </style:style>
    <style:style style:name="T112" style:family="text">
      <style:text-properties officeooo:rsid="00c54b5d"/>
    </style:style>
    <style:style style:name="T113" style:family="text">
      <style:text-properties officeooo:rsid="00c5727e"/>
    </style:style>
    <style:style style:name="T114" style:family="text">
      <style:text-properties officeooo:rsid="00c75925"/>
    </style:style>
    <style:style style:name="T115" style:family="text">
      <style:text-properties fo:color="#abb2bf" loext:opacity="100%" style:font-name="Consolas" fo:font-size="10.5pt" fo:font-weight="normal" fo:background-color="#282c34" loext:char-shading-value="0"/>
    </style:style>
    <style:style style:name="T116" style:family="text">
      <style:text-properties fo:color="#e06c75" loext:opacity="100%" style:font-name="Consolas" fo:font-size="10.5pt" fo:font-weight="normal"/>
    </style:style>
    <style:style style:name="T117" style:family="text">
      <style:text-properties fo:color="#e06c75" loext:opacity="100%" style:font-name="Consolas" fo:font-size="10.5pt" fo:font-weight="normal" fo:background-color="#282c34" loext:char-shading-value="0"/>
    </style:style>
    <style:style style:name="T118" style:family="text">
      <style:text-properties fo:color="#d19a66" loext:opacity="100%" style:font-name="Consolas" fo:font-size="10.5pt" fo:font-weight="normal"/>
    </style:style>
    <style:style style:name="T119" style:family="text">
      <style:text-properties fo:color="#d19a66" loext:opacity="100%" style:font-name="Consolas" fo:font-size="10.5pt" fo:font-weight="normal" fo:background-color="#282c34" loext:char-shading-value="0"/>
    </style:style>
    <style:style style:name="T120" style:family="text">
      <style:text-properties fo:color="#98c379" loext:opacity="100%" style:font-name="Consolas" fo:font-size="10.5pt" fo:font-weight="normal"/>
    </style:style>
    <style:style style:name="T121" style:family="text">
      <style:text-properties fo:color="#98c379" loext:opacity="100%" style:font-name="Consolas" fo:font-size="10.5pt" fo:font-weight="normal" fo:background-color="#282c34" loext:char-shading-value="0"/>
    </style:style>
    <style:style style:name="T122" style:family="text">
      <style:text-properties style:font-name="Consolas" fo:font-size="10.5pt" fo:font-weight="normal"/>
    </style:style>
    <style:style style:name="T123" style:family="text">
      <style:text-properties fo:color="#56b6c2" loext:opacity="100%" style:font-name="Consolas" fo:font-size="10.5pt" fo:font-weight="normal"/>
    </style:style>
    <style:style style:name="T124" style:family="text">
      <style:text-properties fo:color="#61afef" loext:opacity="100%" style:font-name="Consolas" fo:font-size="10.5pt" fo:font-weight="normal"/>
    </style:style>
    <style:style style:name="T125" style:family="text">
      <style:text-properties fo:color="#61afef" loext:opacity="100%" style:font-name="Consolas" fo:font-size="10.5pt" fo:font-weight="normal" fo:background-color="#282c34" loext:char-shading-value="0"/>
    </style:style>
    <style:style style:name="T126" style:family="text">
      <style:text-properties officeooo:rsid="00c3ed0c"/>
    </style:style>
    <style:style style:name="T127" style:family="text">
      <style:text-properties officeooo:rsid="00c93550"/>
    </style:style>
    <style:style style:name="T128" style:family="text">
      <style:text-properties fo:color="#c678dd" loext:opacity="100%" style:font-name="Consolas" fo:font-size="10.5pt" fo:font-weight="normal"/>
    </style:style>
    <style:style style:name="T129" style:family="text">
      <style:text-properties fo:color="#c678dd" loext:opacity="100%" style:font-name="Consolas" fo:font-size="10.5pt" fo:font-weight="normal" fo:background-color="#282c34" loext:char-shading-value="0"/>
    </style:style>
    <style:style style:name="T130" style:family="text">
      <style:text-properties officeooo:rsid="00b9bcf8"/>
    </style:style>
    <style:style style:name="T131" style:family="text">
      <style:text-properties officeooo:rsid="00cada1b"/>
    </style:style>
    <style:style style:name="T132" style:family="text">
      <style:text-properties officeooo:rsid="00cb015d"/>
    </style:style>
    <style:style style:name="T133" style:family="text">
      <style:text-properties fo:color="#5c6370" loext:opacity="100%" style:font-name="Consolas" fo:font-size="10.5pt" fo:font-style="italic" fo:font-weight="normal"/>
    </style:style>
    <style:style style:name="T134" style:family="text">
      <style:text-properties officeooo:rsid="00ce15c1"/>
    </style:style>
    <style:style style:name="T135" style:family="text">
      <style:text-properties officeooo:rsid="00ce4815"/>
    </style:style>
    <style:style style:name="T136" style:family="text">
      <style:text-properties officeooo:rsid="00cf8c74"/>
    </style:style>
    <style:style style:name="T137" style:family="text">
      <style:text-properties officeooo:rsid="00d08042"/>
    </style:style>
    <style:style style:name="T138" style:family="text">
      <style:text-properties officeooo:rsid="00d21574"/>
    </style:style>
    <style:style style:name="T139" style:family="text">
      <style:text-properties officeooo:rsid="00d329ae"/>
    </style:style>
    <style:style style:name="T140" style:family="text">
      <style:text-properties officeooo:rsid="00d6494d"/>
    </style:style>
    <style:style style:name="T141" style:family="text">
      <style:text-properties officeooo:rsid="00d7c9ac"/>
    </style:style>
    <style:style style:name="T142" style:family="text">
      <style:text-properties officeooo:rsid="00d7d64e"/>
    </style:style>
    <style:style style:name="T143" style:family="text">
      <style:text-properties officeooo:rsid="00d923e4"/>
    </style:style>
    <style:style style:name="T144" style:family="text">
      <style:text-properties officeooo:rsid="00d988dc"/>
    </style:style>
    <style:style style:name="T145" style:family="text">
      <style:text-properties officeooo:rsid="00da9d4b"/>
    </style:style>
    <style:style style:name="T146" style:family="text">
      <style:text-properties officeooo:rsid="00db3281"/>
    </style:style>
    <style:style style:name="T147" style:family="text">
      <style:text-properties officeooo:rsid="00dc457f"/>
    </style:style>
    <style:style style:name="T148" style:family="text">
      <style:text-properties officeooo:rsid="00df0057"/>
    </style:style>
    <style:style style:name="T149" style:family="text">
      <style:text-properties officeooo:rsid="00e0d407"/>
    </style:style>
    <style:style style:name="T150" style:family="text">
      <style:text-properties officeooo:rsid="00e2139a"/>
    </style:style>
    <style:style style:name="T151" style:family="text">
      <style:text-properties officeooo:rsid="00e28e6d"/>
    </style:style>
    <style:style style:name="T152" style:family="text">
      <style:text-properties officeooo:rsid="00e545d9"/>
    </style:style>
    <style:style style:name="T153" style:family="text">
      <style:text-properties officeooo:rsid="00e57877"/>
    </style:style>
    <style:style style:name="T154" style:family="text">
      <style:text-properties officeooo:rsid="00e602f9"/>
    </style:style>
    <style:style style:name="T155" style:family="text">
      <style:text-properties officeooo:rsid="00e7ad5a"/>
    </style:style>
    <style:style style:name="T156" style:family="text">
      <style:text-properties officeooo:rsid="00e99475"/>
    </style:style>
    <style:style style:name="T157" style:family="text">
      <style:text-properties officeooo:rsid="00e9d47b"/>
    </style:style>
    <style:style style:name="T158" style:family="text">
      <style:text-properties officeooo:rsid="00ebcb5e"/>
    </style:style>
    <style:style style:name="T159" style:family="text">
      <style:text-properties officeooo:rsid="00ec12ce"/>
    </style:style>
    <style:style style:name="T160" style:family="text">
      <style:text-properties officeooo:rsid="00ec3677"/>
    </style:style>
    <style:style style:name="T161" style:family="text">
      <style:text-properties officeooo:rsid="00edf478"/>
    </style:style>
    <style:style style:name="T162" style:family="text">
      <style:text-properties officeooo:rsid="00f0f491"/>
    </style:style>
    <style:style style:name="T163" style:family="text">
      <style:text-properties officeooo:rsid="00f25bf0"/>
    </style:style>
    <style:style style:name="T164" style:family="text">
      <style:text-properties officeooo:rsid="00f2ce9e"/>
    </style:style>
    <style:style style:name="T165" style:family="text">
      <style:text-properties officeooo:rsid="00f36e87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ção 1 – introdução ao curso </text:p>
      <text:p text:style-name="P1"/>
      <text:p text:style-name="P1"/>
      <text:p text:style-name="P1">1-introdução ao curso </text:p>
      <text:p text:style-name="P1">-<text:span text:style-name="T1">apresentação </text:span></text:p>
      <text:p text:style-name="P1"/>
      <text:p text:style-name="P2">2-<text:span text:style-name="T2">como ter acesso aos recursos do curso </text:span></text:p>
      <text:p text:style-name="P2">-<text:span text:style-name="T3">conteúdos do curso disponível no git </text:span></text:p>
      <text:p text:style-name="P2"/>
      <text:p text:style-name="P3">3-<text:span text:style-name="T4">como usar o git nos projetos </text:span></text:p>
      <text:p text:style-name="P4">-<text:span text:style-name="T5">cada etapa do curso vai estar em uma branch diferente no git </text:span></text:p>
      <text:p text:style-name="P4"/>
      <text:p text:style-name="P5">4-<text:span text:style-name="T6">requisitos para acompanhar o curso </text:span></text:p>
      <text:p text:style-name="P5">-<text:span text:style-name="T7">HTML, CC3 e javascript. PHP e SQL. GIT. </text:span></text:p>
      <text:p text:style-name="P5"/>
      <text:p text:style-name="P6">5-apoio a dúvidas e questões neste curso </text:p>
      <text:p text:style-name="P6">-ok </text:p>
      <text:p text:style-name="P6"/>
      <text:p text:style-name="P6">6-breve referência a estrutura do curso </text:p>
      <text:p text:style-name="P6">-<text:span text:style-name="T8">ok</text:span></text:p>
      <text:p text:style-name="P6"/>
      <text:p text:style-name="P6"/>
      <text:p text:style-name="P7">Seção 2 – preparação do ambiente de desenvolvimento </text:p>
      <text:p text:style-name="P7"/>
      <text:p text:style-name="P7"/>
      <text:p text:style-name="P8">7-instalação do laragon </text:p>
      <text:p text:style-name="P8">-https://laragon.org/download/</text:p>
      <text:p text:style-name="P8">-<text:span text:style-name="T9">o laragon é uma aplicação que permite transformar o pc em um servidor web local </text:span></text:p>
      <text:p text:style-name="P8">-<text:span text:style-name="T10">instalado a versão full </text:span></text:p>
      <text:p text:style-name="P8"/>
      <text:p text:style-name="P9">8-<text:span text:style-name="T11">primeiro contato com laragon </text:span></text:p>
      <text:p text:style-name="P9">-<text:span text:style-name="T12">ok </text:span></text:p>
      <text:p text:style-name="P9"/>
      <text:p text:style-name="P10">9-<text:span text:style-name="T13">como adicionar nova versão do PHP </text:span></text:p>
      <text:p text:style-name="P10">-<text:span text:style-name="T14">foi baixado o pacote .zip da versão do PHP 8.2 </text:span></text:p>
      <text:p text:style-name="P10">-<text:span text:style-name="T14">na pasta do laragon onde vem a versão padrão do PHP 8.1, foi inserido a pasta com PHP 8.2 </text:span></text:p>
      <text:p text:style-name="P10">-<text:span text:style-name="T14">a nova versão foi selecionada </text:span></text:p>
      <text:p text:style-name="P10"/>
      <text:p text:style-name="P11">10-configurar o laragon para Auto Virtual Host </text:p>
      <text:p text:style-name="P11">-<text:span text:style-name="T15">ok </text:span></text:p>
      <text:p text:style-name="P11"/>
      <text:p text:style-name="P12">11-instalação do visual studio code </text:p>
      <text:p text:style-name="P12">-<text:span text:style-name="T16">ok </text:span></text:p>
      <text:p text:style-name="P12"/>
      <text:p text:style-name="P13">12-configurações do VSCode </text:p>
      <text:p text:style-name="P13">-<text:span text:style-name="T17">instalado as extensões de php, laravel etc…</text:span></text:p>
      <text:p text:style-name="P13"><text:s/></text:p>
      <text:p text:style-name="P14">13-instalação do HeidiSQL </text:p>
      <text:p text:style-name="P14">-<text:span text:style-name="T18">o HeidiSQL vem por padrão embutido no Laragon como SGBD </text:span></text:p>
      <text:p text:style-name="P14">-<text:span text:style-name="T18">atualização do HeidiSQL: </text:span><text:a xlink:type="simple" xlink:href="https://www.heidisql.com/download.php" text:style-name="Internet_20_link" text:visited-style-name="Visited_20_Internet_20_Link"><text:span text:style-name="T18">https://www.heidisql.com/download.php</text:span></text:a><text:span text:style-name="T18"> </text:span></text:p>
      <text:p text:style-name="P14">-<text:span text:style-name="T19">por padrão o laragon vem com versão 10, a nova é a 12. alguma coisa </text:span></text:p>
      <text:p text:style-name="P14"/>
      <text:p text:style-name="P15"><text:soft-page-break/>14-instalação do composer </text:p>
      <text:p text:style-name="P15">-<text:span text:style-name="T20">já instalado </text:span></text:p>
      <text:p text:style-name="P15">-https://getcomposer.org/</text:p>
      <text:p text:style-name="P15">-<text:span text:style-name="T22">inserir o link do laragon nas variáveis de ambiente (para reconhecer a versão do PHP)</text:span></text:p>
      <text:p text:style-name="P15"/>
      <text:p text:style-name="P16">15-<text:span text:style-name="T21">instalação do node.js </text:span></text:p>
      <text:p text:style-name="P16">-<text:span text:style-name="T21">já instalado </text:span></text:p>
      <text:p text:style-name="P16">-https://nodejs.org/pt</text:p>
      <text:p text:style-name="P16"/>
      <text:p text:style-name="P17">16-instalação do GIT </text:p>
      <text:p text:style-name="P17">-<text:span text:style-name="T23">já instalado </text:span></text:p>
      <text:p text:style-name="P17">-https://git-scm.com/downloads</text:p>
      <text:p text:style-name="P17"/>
      <text:p text:style-name="P18">17-<text:span text:style-name="T24">uma nota sobre as ferramentas e extensões </text:span></text:p>
      <text:p text:style-name="P18">-<text:span text:style-name="T25">ok</text:span></text:p>
      <text:p text:style-name="P18"/>
      <text:p text:style-name="P19">18-PHP avançado no laravel </text:p>
      <text:p text:style-name="P19"><text:s/>-<text:span text:style-name="T25">ok </text:span></text:p>
      <text:p text:style-name="P19"/>
      <text:p text:style-name="P20"/>
      <text:p text:style-name="P21">Seção 3 – ambiente de desenvolvimento com laravel herd </text:p>
      <text:p text:style-name="P21"/>
      <text:p text:style-name="P21"/>
      <text:p text:style-name="P22">19-instalação do laravel herd e breve análise</text:p>
      <text:p text:style-name="P21">-<text:span text:style-name="T26">o laravel herd é um ambiente de desenvolvimento PHP, com zero dependências </text:span></text:p>
      <text:p text:style-name="P21">-<text:span text:style-name="T27">fazer o download do laravel herd </text:span></text:p>
      <text:p text:style-name="P21">-https://herd.laravel.com/windows </text:p>
      <text:p text:style-name="P21">-<text:span text:style-name="T28">não vai ser explorado muito no curso, pois suas principais funcionalidades são pagas </text:span></text:p>
      <text:p text:style-name="P21"/>
      <text:p text:style-name="P23">20-criar um projeto laravel com laravel herd </text:p>
      <text:p text:style-name="P23">-ok </text:p>
      <text:p text:style-name="P23"/>
      <text:p text:style-name="P23"/>
      <text:p text:style-name="P23">Seção 4 – primeiro contato com o laravel </text:p>
      <text:p text:style-name="P23"/>
      <text:p text:style-name="P23"/>
      <text:p text:style-name="P24">21-o que é o laravel? </text:p>
      <text:p text:style-name="P24">-<text:span text:style-name="T29">é um framework de PHP </text:span></text:p>
      <text:p text:style-name="P24">-<text:span text:style-name="T30">é baseado em uma arquitetura MVC </text:span></text:p>
      <text:p text:style-name="P24"/>
      <text:p text:style-name="P25">22-visita ao site do laravel </text:p>
      <text:p text:style-name="P25">-vasta documentação, inclusive em português </text:p>
      <text:p text:style-name="P25"/>
      <text:p text:style-name="P26">23-entendendo o ciclo de vida de uma requisição web </text:p>
      <text:p text:style-name="P26">-<text:span text:style-name="T31">request: requisição, é o pedido feito a um servidor</text:span></text:p>
      <text:p text:style-name="P26">-<text:span text:style-name="T31">response: resposta, o servidor processa a request, e fornece a response, para ser utilizado da melhor <text:tab/>maneira que quiser no navegador</text:span></text:p>
      <text:p text:style-name="P26">-<text:span text:style-name="T32">tudo acontece em frações de segundos, desde que esteja bem configurado o código </text:span></text:p>
      <text:p text:style-name="P26"/>
      <text:p text:style-name="P27">24-como funciona o padrão MVC </text:p>
      <text:p text:style-name="P27">-<text:span text:style-name="T33">Model: </text:span><text:span text:style-name="T34">responsável pela camada de dados, comunicação com bases de dados</text:span></text:p>
      <text:p text:style-name="P27">-<text:span text:style-name="T33">View: </text:span><text:span text:style-name="T34">responsável pela camada de visualização da informação (o que o usuário vê)</text:span></text:p>
      <text:p text:style-name="P27"><text:soft-page-break/>-<text:span text:style-name="T33">Controller: </text:span><text:span text:style-name="T34">responsável pelas regras de negócio entre views e models </text:span><text:span text:style-name="T35">(faz o meio de campo do request e da response)</text:span></text:p>
      <text:p text:style-name="P27"/>
      <text:p text:style-name="P28">25-vamos criar o nosso primeiro projeto laravel </text:p>
      <text:p text:style-name="P28">-<text:span text:style-name="T36">por estar usando o laragon, a pasta do projeto precisa estar dentro de ‘www’ do laragon </text:span></text:p>
      <text:p text:style-name="P28">-<text:span text:style-name="T37">no laragon, em: php/extensões a opção pdo_sqlite deve estar ativa </text:span></text:p>
      <text:p text:style-name="P28">-<text:span text:style-name="T40">no laragon, se em: php/pasta do php/php-ini development: ;extension=fileinfo retirar o ‘;’</text:span></text:p>
      <text:p text:style-name="P28">-<text:span text:style-name="T41">no laragon, em: C:\laragon\bin\php\php-8.2.24-nts-Win32-vs16-x64\php.ini na <text:tab/>linha: ;extension=zip retirar o ‘;’</text:span></text:p>
      <text:p text:style-name="P28">-<text:span text:style-name="T38">instalação de um novo projeto: composer create-project laravel/laravel example-app </text:span></text:p>
      <text:p text:style-name="P28"/>
      <text:p text:style-name="P29">26-<text:span text:style-name="T39">testar o projeto laravel com o servidor de desenvolvimento </text:span></text:p>
      <text:p text:style-name="P29">-<text:span text:style-name="T44">rodar as migrations: php artisan:migrate</text:span></text:p>
      <text:p text:style-name="P29">-<text:span text:style-name="T42">servidor interno do artisan: php artisan serve, </text:span><text:span text:style-name="T43">não comunica com base de dados </text:span></text:p>
      <text:p text:style-name="P29">-<text:span text:style-name="T44">abrir no navegador a URL gerada no CLI </text:span></text:p>
      <text:p text:style-name="P29"/>
      <text:p text:style-name="P30">27-<text:span text:style-name="T45">laravel installer </text:span></text:p>
      <text:p text:style-name="P30">-<text:span text:style-name="T46">outra forma de criar projeto laravel</text:span></text:p>
      <text:p text:style-name="P30">-<text:span text:style-name="T47">ele já pergunta se quer usar sistema nativo de autenticação (breeze, jetstream), </text:span><text:span text:style-name="T48">sistema de testes, <text:tab/>qual será o tipo de banco, </text:span><text:span text:style-name="T47"><text:s/></text:span></text:p>
      <text:p text:style-name="P30">-<text:span text:style-name="T48">não recomendada pelo professor </text:span></text:p>
      <text:p text:style-name="P30"/>
      <text:p text:style-name="P31">28-<text:span text:style-name="T49">um ponto importante neste curso </text:span></text:p>
      <text:p text:style-name="P31">-<text:span text:style-name="T50">saber usar o CORE do laravel, para depois aprender o eco sistema dele </text:span></text:p>
      <text:p text:style-name="P31">-<text:span text:style-name="T51">Core do laravel é um conjunto vasto de: artisan, routes, controller, migration, view, model etc.. </text:span></text:p>
      <text:p text:style-name="P31"/>
      <text:p text:style-name="P34">29-estrutura de pastas e ficheiros do laravel </text:p>
      <text:p text:style-name="P34">-<text:span text:style-name="T52">Providers: configurar serviços, middlewares </text:span><text:span text:style-name="T53">(é uma camada intermediária entre o pedido e a resposta)</text:span><text:span text:style-name="T52"> etc… </text:span></text:p>
      <text:p text:style-name="P34">-<text:span text:style-name="T54">bootstrap: ficheiro que inicia a aplicação</text:span></text:p>
      <text:p text:style-name="P31">-<text:span text:style-name="T54">config: associados a mecanismo de configuração</text:span></text:p>
      <text:p text:style-name="P31"/>
      <text:p text:style-name="P35">30-o ciclo de vida de uma requisição web no laravel</text:p>
      <text:p text:style-name="P35">-<text:span text:style-name="T55">ok </text:span></text:p>
      <text:p text:style-name="P35"/>
      <text:p text:style-name="P35"/>
      <text:p text:style-name="P36">Seção 5 – primeiro projeto completo laravel – bloco de notas </text:p>
      <text:p text:style-name="P36"/>
      <text:p text:style-name="P36"/>
      <text:p text:style-name="P37">31-projeto laravel notes </text:p>
      <text:p text:style-name="P37">-<text:span text:style-name="T56">apresentação do projeto (CRUD de notas)</text:span></text:p>
      <text:p text:style-name="P37">-<text:span text:style-name="T57">cada branch vai ser referente a uma aula </text:span></text:p>
      <text:p text:style-name="P37"/>
      <text:p text:style-name="P33">32-criar o projeto </text:p>
      <text:p text:style-name="P33">-<text:span text:style-name="T58">instalado o projeto laravel: composer create-project laravel/laravel notes</text:span></text:p>
      <text:h text:style-name="P32" text:outline-level="3">Configurar um "Virtual Host" no Laragon (opção mais elegante)</text:h>
      <text:p text:style-name="Text_20_body">Se você preferir não ter que lidar com caminhos complicados no URL, o <text:span text:style-name="Strong_20_Emphasis">Laragon</text:span> permite configurar domínios locais para cada projeto, mesmo se o projeto estiver em um subdiretório. Para isso:</text:p>
      <text:list text:style-name="L1">
        <text:list-item>
          <text:p text:style-name="P77"><text:soft-page-break/><text:span text:style-name="Strong_20_Emphasis">Vá até a interface do Laragon</text:span> e clique no menu <text:span text:style-name="Source_20_Text">Menu &gt; Apache &gt; sites-enabled &gt; Auto Virtual Hosts </text:span><text:span text:style-name="Source_20_Text"><text:span text:style-name="T59">(pasta se tiver)</text:span></text:span>.</text:p>
        </text:list-item>
        <text:list-item>
          <text:p text:style-name="P77"><text:span text:style-name="Strong_20_Emphasis">Edite o arquivo de configuração</text:span> para incluir um virtual host específico para o projeto. Por exemplo, adicione algo assim:</text:p>
          <text:p text:style-name="P71"><text:span text:style-name="Source_20_Text">&lt;VirtualHost *:80&gt;</text:span></text:p>
          <text:p text:style-name="P73"><text:span text:style-name="Source_20_Text"><text:s text:c="4"/>DocumentRoot "C:/laragon/www/joão ribeiro/Laravel 11 Framework, Ecossistema e Projetos Web/notes/public"</text:span></text:p>
          <text:p text:style-name="P73"><text:span text:style-name="Source_20_Text"><text:s text:c="4"/>ServerName notes.test</text:span></text:p>
          <text:p text:style-name="P73"><text:span text:style-name="Source_20_Text"><text:s text:c="4"/>&lt;Directory "C:/laragon/www/joão ribeiro/Laravel 11 Framework, Ecossistema e Projetos Web/notes/public"&gt;</text:span></text:p>
          <text:p text:style-name="P73"><text:span text:style-name="Source_20_Text"><text:s text:c="8"/>AllowOverride All</text:span></text:p>
          <text:p text:style-name="P73"><text:span text:style-name="Source_20_Text"><text:s text:c="8"/>Require all granted</text:span></text:p>
          <text:p text:style-name="P73"><text:span text:style-name="Source_20_Text"><text:s text:c="4"/>&lt;/Directory&gt;</text:span></text:p>
          <text:p text:style-name="P74"><text:span text:style-name="Source_20_Text">&lt;/VirtualHost&gt;</text:span></text:p>
        </text:list-item>
        <text:list-item>
          <text:p text:style-name="P77"><text:span text:style-name="Strong_20_Emphasis">Atualize seu arquivo </text:span><text:span text:style-name="Strong_20_Emphasis"><text:span text:style-name="Source_20_Text">hosts</text:span></text:span> para apontar o domínio <text:span text:style-name="Source_20_Text">notes.test</text:span> para o localhost:</text:p>
          <text:list>
            <text:list-item>
              <text:p text:style-name="P78">Abra o arquivo <text:span text:style-name="Source_20_Text">C:\Windows\System32\drivers\etc\hosts</text:span> como administrador.</text:p>
            </text:list-item>
            <text:list-item>
              <text:p text:style-name="P77">Adicione a linha abaixo no final do arquivo:</text:p>
              <text:p text:style-name="P70">Copiar código</text:p>
              <text:p text:style-name="P72"><text:span text:style-name="Source_20_Text">127.0.0.1 notes.test</text:span></text:p>
            </text:list-item>
          </text:list>
        </text:list-item>
        <text:list-item>
          <text:p text:style-name="P77"><text:span text:style-name="Strong_20_Emphasis">Reinicie o Laragon</text:span> para que as novas configurações tenham efeito.</text:p>
        </text:list-item>
      </text:list>
      <text:p text:style-name="Text_20_body">Depois disso, você poderá acessar o seu projeto com um URL muito mais limpo:</text:p>
      <text:p text:style-name="P38"><text:a xlink:type="simple" xlink:href="http://notes.test/" text:style-name="Internet_20_link" text:visited-style-name="Visited_20_Internet_20_Link"><text:span text:style-name="Source_20_Text">http://notes.test</text:span></text:a></text:p>
      <text:p text:style-name="P39"><text:span text:style-name="Source_20_Text"><text:span text:style-name="T60">33-</text:span></text:span><text:span text:style-name="Source_20_Text"><text:span text:style-name="T61">introdução</text:span></text:span><text:span text:style-name="Source_20_Text"><text:span text:style-name="T60"> as </text:span></text:span><text:span text:style-name="Source_20_Text"><text:span text:style-name="T63">Routes</text:span></text:span><text:span text:style-name="Source_20_Text"><text:span text:style-name="T60"> </text:span></text:span></text:p>
      <text:p text:style-name="P39"><text:span text:style-name="Source_20_Text">-</text:span><text:span text:style-name="Source_20_Text"><text:span text:style-name="T62">As routes definem o tipo de ação a ser realizada </text:span></text:span><text:span text:style-name="Source_20_Text"><text:span text:style-name="T64">(método HTTP)</text:span></text:span><text:span text:style-name="Source_20_Text"><text:span text:style-name="T62">, o endereço que será usado, o <text:tab/>controller que será usado, a function que será acionada, se tem ou não <text:tab/>parâmetros</text:span></text:span></text:p>
      <text:p text:style-name="P39"><text:span text:style-name="Source_20_Text">-</text:span><text:span text:style-name="Source_20_Text"><text:span text:style-name="T63">as routes utilizam a class Route do core do laravel </text:span></text:span></text:p>
      <text:p text:style-name="P39"><text:span text:style-name="Source_20_Text"/></text:p>
      <text:p text:style-name="P40"><text:span text:style-name="Source_20_Text"><text:span text:style-name="T65">34-criar um controller e uma Route para o controller </text:span></text:span></text:p>
      <text:p text:style-name="P40"><text:span text:style-name="Source_20_Text">-</text:span><text:span text:style-name="Source_20_Text"><text:span text:style-name="T66">criando um controller: php artisan make:controller MainController</text:span></text:span></text:p>
      <text:p text:style-name="P40"><text:span text:style-name="Source_20_Text">-</text:span><text:span text:style-name="Source_20_Text"><text:span text:style-name="T66">o </text:span></text:span><text:span text:style-name="Source_20_Text"><text:span text:style-name="T67">C</text:span></text:span><text:span text:style-name="Source_20_Text"><text:span text:style-name="T66">ontroller é uma class do laravel que ir</text:span></text:span><text:span text:style-name="Source_20_Text"><text:span text:style-name="T67">a</text:span></text:span><text:span text:style-name="Source_20_Text"><text:span text:style-name="T66"> conter um conjunto de atributos e <text:tab/>métodos, </text:span></text:span><text:span text:style-name="Source_20_Text"><text:span text:style-name="T67">logo, um Controller criado, além de ter seus próprios atributos e <text:tab/>métodos, terá ‘extends’ da class Controller nativa do laravel, </text:span></text:span><text:span text:style-name="Source_20_Text"><text:span text:style-name="T68">ou seja, <text:tab/>terá os atributos é métodos da class Controller principal.</text:span></text:span></text:p>
      <text:p text:style-name="P41"><text:span text:style-name="Source_20_Text"><text:span text:style-name="T69">35-apresnetar uma View a partir de um Controller </text:span></text:span></text:p>
      <text:p text:style-name="P41"><text:span text:style-name="Source_20_Text">-</text:span><text:span text:style-name="Source_20_Text"><text:span text:style-name="T70">criando uma view via artisan: php artisan make:view main </text:span></text:span></text:p>
      <text:p text:style-name="P41"><text:span text:style-name="Source_20_Text">-</text:span><text:span text:style-name="Source_20_Text"><text:span text:style-name="T71">usado o método: view(‘nome do arquivo blade’) para direcionar para uma view </text:span></text:span></text:p>
      <text:p text:style-name="P41"><text:span text:style-name="Source_20_Text"/></text:p>
      <text:p text:style-name="P42"><text:soft-page-break/><text:span text:style-name="Source_20_Text"><text:span text:style-name="T72">36-receber parâmetros nas Routes </text:span></text:span></text:p>
      <text:p text:style-name="P42"><text:span text:style-name="Source_20_Text">-</text:span><text:span text:style-name="Source_20_Text"><text:span text:style-name="T73">parâmetros são </text:span></text:span><text:span text:style-name="Source_20_Text"><text:span text:style-name="T74">informações que podemos agregar de forma dinâmica </text:span></text:span><text:span text:style-name="Source_20_Text"><text:span text:style-name="T75">em uma função, <text:tab/>método, route etc… e este valor ser reutilizado lá na frente</text:span></text:span></text:p>
      <text:p text:style-name="P43"><text:span text:style-name="Source_20_Text">-</text:span><text:span text:style-name="Source_20_Text"><text:span text:style-name="T76">não função view(), além do nome da view a qual redireciona, foi adicionado um <text:tab/>segundo argumento o qual passa um array associativo com uma variável <text:tab/></text:span></text:span><text:span text:style-name="Source_20_Text"><text:span text:style-name="T77">criada</text:span></text:span><text:span text:style-name="Source_20_Text"><text:span text:style-name="T76"> </text:span></text:span><text:span text:style-name="Source_20_Text"><text:span text:style-name="T77">que recebe ‘=&gt;’ o dado da variável do parâmetro deste método em <text:tab/>questão</text:span></text:span></text:p>
      <text:p text:style-name="P33"/>
      <text:p text:style-name="P44">37-<text:span text:style-name="T78">Views e Blade </text:span></text:p>
      <text:p text:style-name="P44">-<text:span text:style-name="T79">Blade template engine: traduz o código que dentro dele está, usado para exibir dados para o usuário </text:span></text:p>
      <text:p text:style-name="P44">-<text:span text:style-name="T80">para inserir código PHP nele, pode se usar: </text:span></text:p>
      <text:p text:style-name="P44"><text:s text:c="5"/><text:span text:style-name="T80">{{ }} (double mustache) </text:span><text:span text:style-name="T81">metodologia mais correta no laravel, é um comando de blade</text:span></text:p>
      <text:p text:style-name="P44"><text:s text:c="5"/>&lt;?<text:span text:style-name="T80">= ?&gt; <text:s/>(maneira tradicional, abrindo a tag PHP)</text:span></text:p>
      <text:p text:style-name="P44"/>
      <text:p text:style-name="P45">38-<text:span text:style-name="T82">Criando Layout para múltiplas Views </text:span></text:p>
      <text:p text:style-name="P46">-<text:span text:style-name="T83">O Blade, através do laravel, permite criar um bloco de Template para que o mesmo possa ser <text:s text:c="15"/></text:span></text:p>
      <text:p text:style-name="P50"><text:tab/>reutilizado em todas as outras views onde o template for chamado, evitando ficar <text:tab/>reescrevendo código redundante </text:p>
      <text:p text:style-name="P46">-<text:span text:style-name="T84">A página mestre se chama Layout (view layout)</text:span></text:p>
      <text:p text:style-name="P46">-<text:span text:style-name="T85">por convenção, cria-se dentro da pasta views, a pasta layouts, e dentro um arquivo blade que será <text:s/><text:tab/>usado como template: php artisan make:view layouts/main_layout </text:span></text:p>
      <text:p text:style-name="P46">-<text:span text:style-name="T86">usando na pagina de template o: @yield(‘content’), e na página que irá herdar o conteúdo do <text:tab/>template, coloca @extends(‘página_de_template_que_este_ira_receber’)</text:span></text:p>
      <text:p text:style-name="P46">-<text:span text:style-name="T87">a página que herda o conteudo do template então, deve colocar todo conteudo que vai para a <text:tab/>@yield do template, dentro de: @section(‘content’) <text:s text:c="3"/>@endsection</text:span></text:p>
      <text:p text:style-name="P48">-outra vantagem de usar um template, é que, basta que bibliotecas e CDN sejam importadas no <text:tab/>template, e então, elas ficam disponível para todas as views que herdam deste template</text:p>
      <text:p text:style-name="P46"/>
      <text:p text:style-name="P47">39-<text:span text:style-name="T88">vamos limpar o nosso projeto </text:span></text:p>
      <text:p text:style-name="P47">-<text:span text:style-name="T89">configurada a .env para inciar de fato o projeto </text:span></text:p>
      <text:p text:style-name="P47"/>
      <text:p text:style-name="P49">40-Controller para autenticação </text:p>
      <text:p text:style-name="P49">-<text:span text:style-name="T90">criado routes, Controller e function para login e logout </text:span></text:p>
      <text:p text:style-name="P49"/>
      <text:p text:style-name="P51">41-<text:span text:style-name="T91">criando o Layout base da aplicação e o formulário de login </text:span></text:p>
      <text:p text:style-name="P51">-<text:span text:style-name="T92">foi inclu</text:span><text:span text:style-name="T93">í</text:span><text:span text:style-name="T92">do a pasta assets dentro de public, material do curso, dentro tinha bootstrap, fontawesome <text:tab/>e images (baixado do curso)</text:span></text:p>
      <text:p text:style-name="P51">-<text:span text:style-name="T94">foi criado a view de login, a mesma extends da tela de template (usando bibliotecas e tal)</text:span></text:p>
      <text:p text:style-name="P51"/>
      <text:p text:style-name="P52">42-<text:span text:style-name="T95">CSRF e submissão de formulários </text:span></text:p>
      <text:p text:style-name="P52">-<text:span text:style-name="T96">CSRF: injeta um token CSRF no formulário, é uma medida de segurança </text:span></text:p>
      <text:p text:style-name="P52">-<text:span text:style-name="T98">este token é um token único gerado quando o usuário é autenticado, ou seja, é o token de sessão do <text:tab/>usuário, logo, quando o formulário é enviado, antes de concluir a requisição, ele verifica se o <text:tab/>token enviado no form, é o mesmo da atual sessão do usuário. (a cada nova sessão um um <text:tab/>novo token é gerado para o usuário).</text:span></text:p>
      <text:p text:style-name="P52"/>
      <text:p text:style-name="P53">43-<text:span text:style-name="T97">como capturar os dados do formulário </text:span></text:p>
      <text:p text:style-name="P53">-<text:span text:style-name="T99">Os dados do formulário que são enviados do front, são transportados pelo payload para o <text:tab/></text:span><text:span text:style-name="T100">C</text:span><text:span text:style-name="T99">ontroller, o qual recebe os dados na variável da class Request (geralmente a variável é <text:s text:c="3"/></text:span><text:soft-page-break/><text:span text:style-name="T99"><text:tab/>nomeada como $request), dentro dela, caso </text:span><text:span text:style-name="T101">tenha</text:span><text:span text:style-name="T99"> mais de uma informação, os dados estarão <text:tab/>dentro de um array no $request.</text:span></text:p>
      <text:p text:style-name="P53">-<text:span text:style-name="T102">a partir desta variável ou array $request, é possível manipular os dados do formulário que nele <text:tab/>estão contidos.</text:span></text:p>
      <text:p text:style-name="P53"/>
      <text:p text:style-name="P54">44-<text:span text:style-name="T103">Introdução </text:span><text:span text:style-name="T104">a</text:span><text:span text:style-name="T103"> validação de dados </text:span></text:p>
      <text:p text:style-name="P54">-<text:span text:style-name="T105">as validações podem ser feitas em 3 níveis: </text:span></text:p>
      <text:p text:style-name="P54"><text:tab/><text:span text:style-name="T105">No formulário do HTML, com o atributo required </text:span><text:span text:style-name="T106">(vulnerável)</text:span></text:p>
      <text:p text:style-name="P54"><text:tab/><text:span text:style-name="T108">N</text:span><text:span text:style-name="T107">o javascript, usando bibliotecas de validação, como jquery validate (segurança <text:tab/><text:tab/> <text:tab/><text:tab/>intermediária)</text:span></text:p>
      <text:p text:style-name="P54"><text:tab/><text:span text:style-name="T108">No lado do servidor, no </text:span><text:span text:style-name="T109">C</text:span><text:span text:style-name="T108">ontroller usando o método validate</text:span><text:span text:style-name="T110">()</text:span><text:span text:style-name="T108"> do laravel (o mais seguro)</text:span></text:p>
      <text:p text:style-name="P54"><text:tab/><text:tab/><text:span text:style-name="T110">neste método, é possível definir um array de validação dentro do parâmetro da <text:tab/><text:tab/><text:tab/>função, especificando o que cada dado terá como validação, sendo: required, text, <text:tab/><text:tab/>number e etc…</text:span></text:p>
      <text:p text:style-name="P54">-<text:span text:style-name="T111">quando o envio dos dados barram no método validate do laravel, então os erros são enviados para a <text:tab/>variável reservada ‘$errors’ do laravel, e dentro dela haverá 1 array de erros, para utilização <text:tab/>e exibição</text:span></text:p>
      <text:p text:style-name="P54"/>
      <text:p text:style-name="P55">45-<text:span text:style-name="T112">mostrar erros nos inputs e ma</text:span><text:span text:style-name="T113">n</text:span><text:span text:style-name="T112">ter os dados </text:span></text:p>
      <text:p text:style-name="P58"><text:span text:style-name="T126">-</text:span><text:span text:style-name="T114">explicado a funcionalidade do método ‘old()’, o qual serve para que, em um form, quando <text:tab/>submetido, mas contenha erros de validação, os dados que foram inseridos por último nos <text:tab/>respectivos input que o contiver, não serão perdidos, evitando que o usuário precise <text:tab/>preencher tudo novamente sendo que nem todos os inputs estavam errados ou faltando <text:tab/>dados. Ex: </text:span><text:span text:style-name="T115">&lt;</text:span><text:span text:style-name="T117">input</text:span><text:span text:style-name="T115"> </text:span><text:span text:style-name="T119">type</text:span><text:span text:style-name="T115">=</text:span><text:span text:style-name="T121">"email"</text:span><text:span text:style-name="T115"> </text:span><text:span text:style-name="T119">class</text:span><text:span text:style-name="T115">=</text:span><text:span text:style-name="T121">"form-control bg-dark text-info"</text:span><text:span text:style-name="T115"> </text:span><text:span text:style-name="T119">name</text:span><text:span text:style-name="T115">=</text:span><text:span text:style-name="T121">"text_username"</text:span></text:p>
      <text:p text:style-name="P56">                                        <text:span text:style-name="T118">value</text:span><text:span text:style-name="T122">=</text:span><text:span text:style-name="T120">"</text:span><text:span text:style-name="T123">{{</text:span><text:span text:style-name="T120"> </text:span><text:span text:style-name="T124">old</text:span><text:span text:style-name="T120">('text_username') </text:span><text:span text:style-name="T123">}}</text:span><text:span text:style-name="T120">"</text:span><text:span text:style-name="T122">&gt;</text:span></text:p>
      <text:p text:style-name="P59"/>
      <text:p text:style-name="P59">-<text:span text:style-name="T127">explicado sobre a diretiva @error do laravel, a qual, caso a validação do método validate() do <text:tab/>laravel retorne um erro de validação para a session, a diretiva @error no blade, detecta que a <text:tab/>um erro de validação para aquele input em específico, então a variável reserva @message, <text:tab/>do laravel, busca esta mensagem e entã opode ser usada para renderizar a mensagem do erro.</text:span></text:p>
      <text:p text:style-name="P60"><text:span text:style-name="T130"><text:tab/></text:span><text:span text:style-name="T127">Ex: </text:span><text:span text:style-name="T129">@error</text:span><text:span text:style-name="T115">(</text:span><text:span text:style-name="T121">'text_username'</text:span><text:span text:style-name="T115">)</text:span></text:p>
      <text:p text:style-name="P56">                                        <text:span text:style-name="T122">&lt;</text:span><text:span text:style-name="T116">div</text:span><text:span text:style-name="T122"> </text:span><text:span text:style-name="T118">class</text:span><text:span text:style-name="T122">=</text:span><text:span text:style-name="T120">"text-danger"</text:span><text:span text:style-name="T122">&gt;</text:span><text:span text:style-name="T123">{{</text:span><text:span text:style-name="T122"> </text:span><text:span text:style-name="T116">$message</text:span><text:span text:style-name="T122"> </text:span><text:span text:style-name="T123">}}</text:span><text:span text:style-name="T122">&lt;/</text:span><text:span text:style-name="T116">div</text:span><text:span text:style-name="T122">&gt;</text:span></text:p>
      <text:p text:style-name="P56">                                    <text:span text:style-name="T128">@enderror</text:span></text:p>
      <text:p text:style-name="P54"/>
      <text:p text:style-name="P61">46-<text:span text:style-name="T131">definir textos personalizados para erros de validação </text:span></text:p>
      <text:p text:style-name="P61">-<text:span text:style-name="T132">apresentado uma maneira de definir dentro do validate() do laravel, um 2º array o qual será <text:tab/>possível personalizar as mensagens de erro para cada e qual tipo de validação. </text:span></text:p>
      <text:p text:style-name="P62"><text:span text:style-name="T127"><text:tab/></text:span><text:span text:style-name="T132">Ex: </text:span><text:span text:style-name="T117">$request</text:span><text:span text:style-name="T129">-&gt;</text:span><text:span text:style-name="T125">validate</text:span><text:span text:style-name="T115">(</text:span></text:p>
      <text:p text:style-name="P56">            <text:span text:style-name="T133">//rules</text:span></text:p>
      <text:p text:style-name="P56">            <text:span text:style-name="T122">[</text:span></text:p>
      <text:p text:style-name="P56">            <text:span text:style-name="T120">'text_username'</text:span><text:span text:style-name="T122"> </text:span><text:span text:style-name="T128">=&gt;</text:span><text:span text:style-name="T122"> </text:span><text:span text:style-name="T120">'required|email'</text:span><text:span text:style-name="T122">,</text:span></text:p>
      <text:p text:style-name="P56">            <text:span text:style-name="T120">'text_password'</text:span><text:span text:style-name="T122"> </text:span><text:span text:style-name="T128">=&gt;</text:span><text:span text:style-name="T122"> </text:span><text:span text:style-name="T120">'required|min:6|max:16'</text:span></text:p>
      <text:p text:style-name="P56">            <text:span text:style-name="T122">],</text:span></text:p>
      <text:p text:style-name="P56">            <text:span text:style-name="T122">[</text:span></text:p>
      <text:p text:style-name="P56">            <text:span text:style-name="T133">//error message</text:span></text:p>
      <text:p text:style-name="P56">            <text:span text:style-name="T120">'text_username.required'</text:span><text:span text:style-name="T122"> </text:span><text:span text:style-name="T128">=&gt;</text:span><text:span text:style-name="T122"> </text:span><text:span text:style-name="T120">'O username é obrigatório'</text:span><text:span text:style-name="T122">,</text:span></text:p>
      <text:p text:style-name="P56">            <text:span text:style-name="T120">'text_username.email'</text:span><text:span text:style-name="T122"> </text:span><text:span text:style-name="T128">=&gt;</text:span><text:span text:style-name="T122"> </text:span><text:span text:style-name="T120">'O username deve ser um e-mail válido'</text:span><text:span text:style-name="T122">,</text:span></text:p>
      <text:p text:style-name="P56">            <text:span text:style-name="T120">'text_password.required'</text:span><text:span text:style-name="T122"> </text:span><text:span text:style-name="T128">=&gt;</text:span><text:span text:style-name="T122"> </text:span><text:span text:style-name="T120">'O password é obrigatório'</text:span><text:span text:style-name="T122">,</text:span></text:p>
      <text:p text:style-name="P56">            <text:span text:style-name="T120">'text_password.min'</text:span><text:span text:style-name="T122"> </text:span><text:span text:style-name="T128">=&gt;</text:span><text:span text:style-name="T122"> </text:span><text:span text:style-name="T120">'O password deve ter pelo menos :min caracteres'</text:span><text:span text:style-name="T122">,</text:span></text:p>
      <text:p text:style-name="P56">            <text:span text:style-name="T120">'text_password.max'</text:span><text:span text:style-name="T122"> </text:span><text:span text:style-name="T128">=&gt;</text:span><text:span text:style-name="T122"> </text:span><text:span text:style-name="T120">'O password deve ter no máximo :max caracteres'</text:span><text:span text:style-name="T122">,</text:span></text:p>
      <text:p text:style-name="P57">            <text:span text:style-name="T122">]);</text:span></text:p>
      <text:p text:style-name="P63"><text:soft-page-break/>-Além de definir várias camadas de validação, ainda possibilita retornar uma mensagem amigável <text:tab/>de erro para o usuário.</text:p>
      <text:p text:style-name="P63"/>
      <text:p text:style-name="P64">47-<text:span text:style-name="T134">vamos criar uma base de dados </text:span></text:p>
      <text:p text:style-name="P64">-<text:span text:style-name="T135">preparando o projeto para se conectar com base de dados MySql </text:span></text:p>
      <text:p text:style-name="P64">-<text:span text:style-name="T136">criado uma base de dados localhost, a senha é a padrão de tudo, dentro, um banco de dados <text:tab/>chamado laravel_notes </text:span></text:p>
      <text:p text:style-name="P64">-<text:span text:style-name="T136">criado usuario com acesso</text:span></text:p>
      <text:p text:style-name="P64">-<text:span text:style-name="T137">O arquivo database.php, é o qual define de fato as conexões, ele por padrão chama a .env, e usa <text:tab/>suas configurações, porém, é possível realizar uma configuração personalizada direto em <text:tab/>database.php, </text:span><text:span text:style-name="T138">mesmo não sendo uma boa prática</text:span></text:p>
      <text:p text:style-name="P54">-<text:span text:style-name="T139">a vantagem de se utilizar a .env, é que, em um sistema em desenvolvimento por múltiplos <text:tab/>programadores, cada um pode ter o seu arquivo de conexão local, não expondo dados <text:tab/>sensíveis e que todos usem o mesmo</text:span></text:p>
      <text:p text:style-name="P54"/>
      <text:p text:style-name="P65">48-<text:span text:style-name="T140">introdução às Migrations </text:span></text:p>
      <text:p text:style-name="P66">-<text:span text:style-name="T141">as Migration </text:span><text:span text:style-name="T142">(class PHP)</text:span><text:span text:style-name="T141"> servem para configurar e estruturar como será uma tabela a ser criada, <text:tab/>suas colunas, <text:tab/>tipos de dados, e demais particularidades</text:span></text:p>
      <text:p text:style-name="P66">-<text:span text:style-name="T143">Cada tabela a ser criada, precisa da sua própria Migration </text:span></text:p>
      <text:p text:style-name="P66">-<text:span text:style-name="T144">Ex de comando artisan padrão para criar uma migration: php artisan make:migration <text:tab/>create_users_table</text:span></text:p>
      <text:p text:style-name="P66">-<text:span text:style-name="T145">gerado o arquivo da migration, ela é dividida em 2 funções: up e down </text:span></text:p>
      <text:p text:style-name="P66"><text:tab/><text:span text:style-name="T145">up: serve para determinar ali, o que será criado de coluna quando subir a migration </text:span></text:p>
      <text:p text:style-name="P66"><text:tab/><text:span text:style-name="T145">down: determina o que será revertido quando executar o comando rollback </text:span></text:p>
      <text:p text:style-name="P66">-<text:span text:style-name="T146">definido as estruturas das tabelas, resta rodar as migration para atualizar a estrutura delas na base <text:tab/>de dados: php artisan migrate</text:span></text:p>
      <text:p text:style-name="P66">-<text:span text:style-name="T147">caso seja necessário desfazer o último comando de migration, usa-se: php artisan migrate:rollback </text:span></text:p>
      <text:p text:style-name="P66"/>
      <text:p text:style-name="P67">49-introdução as Seeds </text:p>
      <text:p text:style-name="P67">-<text:span text:style-name="T148">A Seeds é uma class que permite popular uma tabela de dados já criado (dados fakes ou não)</text:span></text:p>
      <text:p text:style-name="P67">-<text:span text:style-name="T149">Ex: php artisan make:seeder UsersTableSeeder</text:span></text:p>
      <text:p text:style-name="P67">-<text:span text:style-name="T150">dentro do método run() do arquivo Seeder criado, insere-se os dados que irão ser enviados para a <text:tab/>base de </text:span><text:span text:style-name="T152">d</text:span><text:span text:style-name="T150">ados quando a seeder for rodada via artisan</text:span></text:p>
      <text:p text:style-name="P67">-<text:span text:style-name="T151">Comando para rodar o Seeder específico criado: php artisan db:seed UsersTableSeeder </text:span></text:p>
      <text:p text:style-name="P67"/>
      <text:p text:style-name="P68">50-<text:span text:style-name="T153">Introdução aos Models </text:span></text:p>
      <text:p text:style-name="P68">-<text:span text:style-name="T155">É uma class, </text:span><text:span text:style-name="T154">relacionado a camada de dados, a quais tabelas e quais colunas o seu conteudo pode <text:tab/>ser manipulado pelo controller.</text:span></text:p>
      <text:p text:style-name="P68">-<text:span text:style-name="T156">criando uma model via artisan: php artisan make:model User <text:s/></text:span></text:p>
      <text:p text:style-name="P68">-<text:span text:style-name="T156">sempre um nome(sem nome composto), sempre no singular </text:span></text:p>
      <text:p text:style-name="P68">-<text:span text:style-name="T157">dentro da model </text:span></text:p>
      <text:p text:style-name="P68"><text:tab/><text:span text:style-name="T157">HasFactory: é um trait de PHP, </text:span><text:span text:style-name="T158">serve para criar factory dos modelos </text:span></text:p>
      <text:p text:style-name="P68">-<text:span text:style-name="T159">as classes das models podem ser chamadas em um Controller para se instanciar essas classes em <text:tab/>variáveis</text:span></text:p>
      <text:p text:style-name="P68"/>
      <text:p text:style-name="P69">51-<text:span text:style-name="T160">autenticação básica de Users </text:span></text:p>
      <text:p text:style-name="P69">-<text:span text:style-name="T161">criada toda lógica de enviar dados para tentativa de login, fazendo analise antes de se o username e <text:tab/>senha são as mesmas que estão na tabela (foram preenchidos com seeder);</text:span></text:p>
      <text:p text:style-name="P69">-<text:span text:style-name="T161">atenção para função nativa do php: password_verify(‘dados do input’, ‘dados do objeto instanciado <text:tab/>de User’), ou seja, sem precisar consular diretamente na tabela só a senha, ela pega o dado -enviado pelo payload, em seguida compara com o dado instanciado de User (quando acha pelo </text:span><text:soft-page-break/><text:span text:style-name="T161"><text:tab/>menos o username e o retorna), em relação a criptografia ele reconhece automaticamente e <text:tab/>faz a comparação automaticamente e internamente.</text:span></text:p>
      <text:p text:style-name="P69">-<text:span text:style-name="T162">Em seguida, usando o método session() cria dentro o elemento ‘user’ e dentro dele, um array com <text:tab/>dados id e username, dentro de cada </text:span><text:span text:style-name="T163">são</text:span><text:span text:style-name="T162"> colocado</text:span><text:span text:style-name="T163">s</text:span><text:span text:style-name="T162"> os dados de id e username relativos ao do <text:tab/>usuário logado com sucesso.</text:span></text:p>
      <text:p text:style-name="P69"/>
      <text:p text:style-name="P75">52-<text:span text:style-name="T164">Efetuando o logout </text:span></text:p>
      <text:p text:style-name="P75">-<text:span text:style-name="T165">foram apresentados facades e métodos nativos do laravel para deslogar </text:span></text:p>
      <text:p text:style-name="P75">-<text:span text:style-name="T165">session() referente ao dados de sessão de um usuário logado </text:span></text:p>
      <text:p text:style-name="P75">-<text:span text:style-name="T165">forget() refere-se a perder os dados de sessão, espera o parâmetro do que será perdido </text:span></text:p>
      <text:p text:style-name="P75">-<text:span text:style-name="T165">maneira mais recomendada, usar a class Auth do laravel e seu método nativo logout() </text:span></text:p>
      <text:p text:style-name="P75"><text:tab/><text:span text:style-name="T165">ex: Auth::logout()</text:span></text:p>
      <text:p text:style-name="P75"/>
      <text:p text:style-name="P76">53-</text:p>
      <text:p text:style-name="P68"><text:tab/></text:p>
      <text:p text:style-name="P68"/>
      <text:p text:style-name="P44"/>
      <text:p text:style-name="P35"/>
      <text:p text:style-name="P27"/>
      <text:p text:style-name="P27"/>
      <text:p text:style-name="P26"/>
      <text:p text:style-name="P25"/>
      <text:p text:style-name="P25"/>
      <text:p text:style-name="P23"/>
      <text:p text:style-name="P23"/>
      <text:p text:style-name="P21"/>
      <text:p text:style-name="P21"/>
      <text:p text:style-name="P21"/>
      <text:p text:style-name="P21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7:42:09.068000000</meta:creation-date>
    <dc:date>2024-10-22T13:14:15.320000000</dc:date>
    <meta:editing-duration>PT23H36M33S</meta:editing-duration>
    <meta:editing-cycles>215</meta:editing-cycles>
    <meta:generator>LibreOffice/24.2.2.2$Windows_X86_64 LibreOffice_project/d56cc158d8a96260b836f100ef4b4ef25d6f1a01</meta:generator>
    <meta:document-statistic meta:table-count="0" meta:image-count="0" meta:object-count="0" meta:page-count="8" meta:paragraph-count="228" meta:word-count="2411" meta:character-count="15856" meta:non-whitespace-character-count="13130"/>
  </office:meta>
</office:document-meta>
</file>